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0"/>
    </style:style>
    <style:style style:name="P2" style:parent-style-name="Sansinterligne" style:family="paragraph">
      <style:paragraph-properties fo:text-align="end"/>
    </style:style>
    <style:style style:name="T3" style:parent-style-name="Policepardéfaut" style:family="text">
      <style:text-properties fo:text-transform="uppercase" fo:color="#323E4F" fo:font-size="20pt" style:font-size-asian="20pt" style:font-size-complex="20pt"/>
    </style:style>
    <style:style style:name="P4" style:parent-style-name="Sansinterligne" style:family="paragraph">
      <style:paragraph-properties fo:text-align="end"/>
    </style:style>
    <style:style style:name="T5" style:parent-style-name="Policepardéfaut" style:family="text">
      <style:text-properties fo:text-transform="uppercase" fo:color="#323E4F" fo:font-size="26pt" style:font-size-asian="26pt" style:font-size-complex="26pt"/>
    </style:style>
    <style:style style:name="P6" style:parent-style-name="Sansinterligne" style:family="paragraph">
      <style:paragraph-properties fo:text-align="end"/>
    </style:style>
    <style:style style:name="T7" style:parent-style-name="Policepardéfaut" style:family="text">
      <style:text-properties fo:font-variant="small-caps" fo:color="#44546A" fo:font-size="18pt" style:font-size-asian="18pt" style:font-size-complex="18pt"/>
    </style:style>
    <style:style style:name="P8" style:parent-style-name="Normal" style:family="paragraph">
      <style:paragraph-properties fo:break-before="page"/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3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5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7" style:parent-style-name="Normal" style:family="paragraph">
      <style:paragraph-properties fo:break-before="page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ed7d31" draw:opacity="100%" draw:stroke="none"/>
    </style:style>
    <style:style style:family="graphic" style:name="a3">
      <style:graphic-properties draw:fill="solid" draw:fill-color="#4472c4" draw:opacity="100%" draw:stroke="none"/>
    </style:style>
    <style:style style:family="graphic" style:name="a4">
      <style:graphic-properties style:wrap="run-through" style:run-through="foreground" style:horizontal-rel="page" style:vertical-rel="page" style:horizontal-pos="from-left" style:vertical-pos="from-top"/>
    </style:style>
  </office:automatic-styles>
  <office:body>
    <office:text text:use-soft-page-breaks="true">
      <text:p text:style-name="P1"/>
      <text:p text:style-name="Normal"><draw:frame draw:z-index="251662336" draw:id="id0" draw:style-name="a0" draw:name="Zone de texte 111" text:anchor-type="paragraph" svg:x="1.24028in" svg:y="1.06389in" svg:width="6.05764in" svg:height="0.34583in" style:rel-width="scale" style:rel-height="scale"><draw:text-box><text:p text:style-name="P2"><text:span text:style-name="T3">09 janvier 2022</text:span></text:p></draw:text-box><svg:title/><svg:desc/></draw:frame><draw:frame draw:z-index="251660288" draw:id="id1" draw:style-name="a1" draw:name="Zone de texte 113" text:anchor-type="paragraph" svg:x="1.24028in" svg:y="5.32014in" svg:width="6.05764in" svg:height="4.2375in" style:rel-width="scale" style:rel-height="scale"><draw:text-box><text:p text:style-name="P4"><text:span text:style-name="T5">Cahier des charges techniques</text:span></text:p><text:p text:style-name="P6"><text:span text:style-name="T7">La Prise Rouge</text:span></text:p></draw:text-box><svg:title/><svg:desc/></draw:frame><draw:g draw:z-index="251659264" draw:name="Groupe 114" draw:id="id4" draw:style-name="a4" text:anchor-type="paragraph"><svg:title/><svg:desc/><draw:custom-shape svg:x="0.37222in" svg:y="0.53194in" svg:width="0.23611in" svg:height="10.20776in" draw:id="id2" draw:style-name="a2" draw:name="Rectangle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3" draw:style-name="a3" draw:name="Rectangle 116"><svg:title/><svg:desc/><draw:enhanced-geometry draw:type="non-primitive" svg:viewBox="0 0 21600 21600" draw:enhanced-path="M 0 0 L 21600 0 21600 21600 0 21600 Z N"/></draw:custom-shape></draw:g></text:p>
      <text:p text:style-name="P8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92652014" office:target-frame-name="_top" xlink:show="replace"><text:span text:style-name="Lienhypertexte">Etude Technologique</text:span><text:tab/>2</text:a></text:p>
          <text:p text:style-name="P10"><text:a xlink:href="#_Toc92652015" office:target-frame-name="_top" xlink:show="replace"><text:span text:style-name="Lienhypertexte">Langages de programmation</text:span><text:tab/>2</text:a></text:p>
          <text:p text:style-name="P11"><text:a xlink:href="#_Toc92652016" office:target-frame-name="_top" xlink:show="replace"><text:span text:style-name="Lienhypertexte">Base de données</text:span><text:tab/>2</text:a></text:p>
          <text:p text:style-name="P12"><text:a xlink:href="#_Toc92652017" office:target-frame-name="_top" xlink:show="replace"><text:span text:style-name="Lienhypertexte">Outil de développement</text:span><text:tab/>2</text:a></text:p>
          <text:p text:style-name="P13"><text:a xlink:href="#_Toc92652018" office:target-frame-name="_top" xlink:show="replace"><text:span text:style-name="Lienhypertexte">Base de données</text:span><text:tab/>2</text:a></text:p>
          <text:p text:style-name="P14"><text:a xlink:href="#_Toc92652019" office:target-frame-name="_top" xlink:show="replace"><text:span text:style-name="Lienhypertexte">Maquettage</text:span><text:tab/>2</text:a></text:p>
          <text:p text:style-name="P15"><text:a xlink:href="#_Toc92652020" office:target-frame-name="_top" xlink:show="replace"><text:span text:style-name="Lienhypertexte">Programmation</text:span><text:tab/>2</text:a></text:p>
          <text:p text:style-name="P16"><text:a xlink:href="#_Toc92652021" office:target-frame-name="_top" xlink:show="replace"><text:span text:style-name="Lienhypertexte">Partage</text:span><text:tab/>2</text:a></text:p>
        </text:index-body>
      </text:table-of-content>
      <text:p text:style-name="Normal"/>
      <text:p text:style-name="Normal"/>
      <text:p text:style-name="P17"/>
      <text:h text:style-name="Titre1" text:outline-level="1"><text:bookmark-start text:name="_Toc92652014"/><text:soft-page-break/>Etude Technologique<text:bookmark-end text:name="_Toc92652014"/></text:h>
      <text:p text:style-name="Normal"/>
      <text:h text:style-name="Titre2" text:outline-level="2"><text:bookmark-start text:name="_Toc92652015"/>Langages<text:s/><text:span text:style-name="Titre2Car">de</text:span><text:s/>programmation<text:bookmark-end text:name="_Toc92652015"/></text:h>
      <text:p text:style-name="Normal"/>
      <text:p text:style-name="Normal"><text:tab/>Le projet étant<text:s/>une application web, le client a spécifiquement demandé qu’il soit écrit en Laravel. Il est donc programmé en<text:s/><text:span text:style-name="T18">Laravel 8.</text:span><text:s/><text:line-break/><text:s/><text:tab/>À la suite de la réunion du Dimanche 09 Janvier 2022, il a été conclu que le style serait géré en appliquant<text:s/><text:span text:style-name="T19">TailWind CSS</text:span><text:span text:style-name="T20"><text:s/>3</text:span>, un Framework CSS permettant de simplifier le développement.<text:s/></text:p>
      <text:p text:style-name="Normal"/>
      <text:h text:style-name="Titre2" text:outline-level="2"><text:bookmark-start text:name="_Toc92652016"/>Base de données<text:bookmark-end text:name="_Toc92652016"/></text:h>
      <text:p text:style-name="Normal"/>
      <text:p text:style-name="Normal"><text:tab/>L’application a besoin de stocker des données comme<text:s/>les comptes utilisateurs et administrateurs, les notes par promotion ou même l’organisation des évènements. Pour faciliter l’accès de l’application à la base de données, sauvegarde et sa maintenance, le<text:s/><text:span text:style-name="T21">format SQLite</text:span><text:s/>3 a été sélectionné parmi les SGBD MySQL, MariaDB et Laragon.<text:s/><text:s/></text:p>
      <text:p text:style-name="Normal"/>
      <text:h text:style-name="Titre1" text:outline-level="1"><text:bookmark-start text:name="_Toc92652017"/>Outil<text:s/><text:span text:style-name="Titre2Car">de</text:span><text:s/>développement<text:bookmark-end text:name="_Toc92652017"/></text:h>
      <text:p text:style-name="Normal"/>
      <text:h text:style-name="Titre2" text:outline-level="2"><text:bookmark-start text:name="_Toc92652018"/>Base de données<text:bookmark-end text:name="_Toc92652018"/></text:h>
      <text:p text:style-name="Normal"/>
      <text:p text:style-name="Normal"><text:tab/>Le modèle conceptuel de données est accessible au format .loo, format pris en charge par Looping.exe, un outil de conception de modèles de base de données.</text:p>
      <text:p text:style-name="Normal"/>
      <text:h text:style-name="Titre2" text:outline-level="2"><text:bookmark-start text:name="_Toc92652019"/>Maquettage<text:bookmark-end text:name="_Toc92652019"/></text:h>
      <text:p text:style-name="Normal"/>
      <text:p text:style-name="Normal"><text:tab/>Le maquettage des vues est fait grâce à l’application Pencil.</text:p>
      <text:p text:style-name="Normal"/>
      <text:h text:style-name="Titre2" text:outline-level="2"><text:bookmark-start text:name="_Toc92652020"/>Programmation<text:bookmark-end text:name="_Toc92652020"/></text:h>
      <text:p text:style-name="Normal"/>
      <text:p text:style-name="Normal"><text:tab/>L’environnement de développement du programme est Visual Studio Code.</text:p>
      <text:p text:style-name="Normal"/>
      <text:h text:style-name="Titre2" text:outline-level="2"><text:bookmark-start text:name="_Toc92652021"/>Partage<text:bookmark-end text:name="_Toc92652021"/></text:h>
      <text:p text:style-name="Normal"/>
      <text:p text:style-name="Normal"><text:tab/>Un serveur de versioning GitHub est mis en place<text:s/>afin d’aider l’équipe de développement à rester à jour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style:font-name-asian="Times New Roman" style:language-asian="fr" style:country-asian="FR" fo:hyphenate="false"/>
    </style:style>
    <style:style style:name="SansinterligneCar" style:display-name="Sans interligne Car" style:family="text" style:parent-style-name="Policepardéfaut">
      <style:text-properties style:font-name-asian="Times New Roman" style:language-asian="fr" style:country-asian="FR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Cahier des charges techniques</dc:title>
    <dc:description/>
    <dc:subject>La Prise Rouge</dc:subject>
    <meta:initial-creator>Tristan REISS</meta:initial-creator>
    <dc:creator>REISS Tristan</dc:creator>
    <meta:creation-date>2022-01-09T18:55:00Z</meta:creation-date>
    <dc:date>2022-01-09T19:20:00Z</dc:date>
    <meta:template xlink:href="Normal.dotm" xlink:type="simple"/>
    <meta:editing-cycles>1</meta:editing-cycles>
    <meta:editing-duration>PT1500S</meta:editing-duration>
    <meta:document-statistic meta:page-count="3" meta:paragraph-count="3" meta:word-count="294" meta:character-count="1908" meta:row-count="13" meta:non-whitespace-character-count="1617"/>
  </office:meta>
</office:document-meta>
</file>